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style:style>
    <style:style style:name="P2" style:family="paragraph" style:parent-style-name="Standard">
      <style:text-properties fo:color="#333333" fo:background-color="transparent"/>
    </style:style>
    <style:style style:name="P3" style:family="paragraph" style:parent-style-name="Standard">
      <style:text-properties fo:color="#333333" style:font-name="Courier New" fo:background-color="transparent"/>
    </style:style>
    <style:style style:name="P4" style:family="paragraph" style:parent-style-name="Standard">
      <style:text-properties style:font-name="Courier New"/>
    </style:style>
    <style:style style:name="P5" style:family="paragraph" style:parent-style-name="Standard">
      <style:text-properties style:font-name="Courier New" fo:language="el" fo:country="GR"/>
    </style:style>
    <style:style style:name="T1" style:family="text">
      <style:text-properties fo:language="el" fo:country="GR"/>
    </style:style>
    <style:style style:name="T2" style:family="text">
      <style:text-properties style:font-name="Consolas" fo:font-size="10.5pt" fo:font-weight="normal"/>
    </style:style>
    <style:style style:name="T3" style:family="text">
      <style:text-properties style:font-name="Consolas" fo:font-size="10.5pt" fo:language="el" fo:country="GR" fo:font-weight="normal"/>
    </style:style>
    <style:style style:name="T4" style:family="text">
      <style:text-properties fo:color="#000000" fo:language="el" fo:country="GR" fo:background-color="transparent"/>
    </style:style>
    <style:style style:name="T5" style:family="text">
      <style:text-properties fo:color="#000000" style:font-name="Consolas" fo:font-size="10.5pt" fo:font-weight="normal" fo:background-color="transparent"/>
    </style:style>
    <style:style style:name="T6" style:family="text">
      <style:text-properties fo:color="#000000" fo:font-size="10.5pt" fo:font-weight="normal" fo:background-color="transparent"/>
    </style:style>
    <style:style style:name="T7" style:family="text">
      <style:text-properties fo:font-size="10.5pt" fo:font-weight="normal"/>
    </style:style>
    <style:style style:name="T8" style:family="text">
      <style:text-properties fo:font-size="10.5pt" fo:language="el" fo:country="GR"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Είναι μια σελίδα php με το css style που έφτιαξα για να γνωρίζω τις καταναλώσεις που κάνει ένα μηχανάκι ,ανά χρονικό όριο την πλήρωση βενζίνης , και με αποτελέσματα ανά πλήρωση, και <text:s/>συνολικά χιλιόμετρα ,συνολική βενζίνη ,και συνολικά λεφτά ,που έχεις πληρώσει κατά την χρήση που του έχεις κάνει.</text:p>
      <text:p text:style-name="P5"/>
      <text:p text:style-name="P4"><text:span text:style-name="T1">Η χρίση του είναι απ</text:span><text:span text:style-name="T4">λή, αφού εγκατασταθεί σε Php server φτιαχτεί η βάση δεδομένον </text:span><text:span text:style-name="T6">"YourDB"</text:span></text:p>
      <text:p text:style-name="P3"><text:span text:style-name="T1"><text:s/>με των πίνακα “</text:span><text:span text:style-name="T7">YourTable” </text:span><text:span text:style-name="T8">και τα πεδία id,saveDate, saveKmh, saveLitres, saveLitre_price</text:span></text:p>
      <text:p text:style-name="P3"><text:span text:style-name="T8">θα τρέξει και θα πρέπει να βάλεις τα χιλιόμετρα που έχει το μηχανάκι τα λίτρα βενζίνης που έβαλες για να το γεμίσεις και την τιμή του λίτρου, αυτό μετά την πρώτη εγγραφή δεν θα σου βγάλει κάτι εκτός από το πεδίο προηγούμενα χιλιόμετρα, μετά κατά την χρίση θα προσθέτεις βενζίνη όσο θέλεις και αυτό θα σου βγάζει τα στατιστικά αυτόματα αφού έχεις περάσει της τρις τιμές που σου ζητάει σωστά</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Αλέξανδρος Κουντούρης</meta:initial-creator>
    <meta:creation-date>2022-03-13T06:57:41.60</meta:creation-date>
    <dc:date>2022-03-13T07:12:22.58</dc:date>
    <dc:creator>Αλέξανδρος Κουντούρης</dc:creator>
    <meta:editing-duration>PT14M42S</meta:editing-duration>
    <meta:editing-cycles>3</meta:editing-cycles>
    <meta:generator>OpenOffice/4.1.10$Win32 OpenOffice.org_project/4110m2$Build-9807</meta:generator>
    <meta:document-statistic meta:table-count="0" meta:image-count="0" meta:object-count="0" meta:page-count="1" meta:paragraph-count="4" meta:word-count="145" meta:character-count="864"/>
  </office:meta>
</office:document-meta>
</file>